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ks Defenders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Strip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st表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JSOI2008] 星球大战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最小生成树 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最小生成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[USACO04OPEN] Cube Stacking</text:p>
          </table:table-cell>
          <table:table-cell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并查集</text:p>
          </table:table-cell>
          <table:table-cell table:style-name="ce1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海滩防御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最短路</text:p>
          </table:table-cell>
          <table:table-cell table:style-name="ce13" office:value-type="string" calcext:value-type="string">
            <text:p>dijkstra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已经没有什么好害怕的了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学</text:p>
          </table:table-cell>
          <table:table-cell table:style-name="ce13" office:value-type="string" calcext:value-type="string">
            <text:p>二项式反演</text:p>
          </table:table-cell>
          <table:table-cell table:style-name="ce13" office:value-type="string" calcext:value-type="string">
            <text:p>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XOR的艺术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上帝造题的七分钟 2 / 花神游历各国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装箱问题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office:value-type="string" calcext:value-type="string">
            <text:p>背包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shmokh and ACM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四方定理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摆花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篝火晚会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置换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d Luck Island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8 提高组] 铺设道路</text:p>
          </table:table-cell>
          <table:table-cell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贪心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函数</text:p>
          </table:table-cell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NOIP2000 提高组] 乘积最大</text:p>
          </table:table-cell>
          <table:table-cell office:value-type="date" office:date-value="2022-08-27" calcext:value-type="date">
            <text:p>2022-08-27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高精度运算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spf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spf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【模板】dijkstr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ear And Present Danger S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floyd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通往奥格瑞玛的道路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二分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[JLOI2011] 飞行路线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分层图最短路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8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4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42P0"/>
    </number:currency-style>
    <number:currency-style style:name="N14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3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3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3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38P0"/>
    </number:currency-style>
    <number:currency-style style:name="N13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time-style style:name="N122">
      <number:minutes number:style="long"/>
      <number:text>分</number:text>
      <number:seconds number:style="long" number:decimal-places="2"/>
      <number:text>秒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4:43:08.865880707</meta:creation-date>
    <dc:date>2022-08-29T19:58:38.891025429</dc:date>
    <meta:editing-duration>PT7H50M19S</meta:editing-duration>
    <meta:editing-cycles>104</meta:editing-cycles>
    <meta:generator>LibreOffice/7.3.5.2$Linux_X86_64 LibreOffice_project/30$Build-2</meta:generator>
    <meta:document-statistic meta:table-count="1" meta:cell-count="509" meta:object-count="0"/>
  </office:meta>
</office:document-meta>
</file>